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Sans Pro" svg:font-family="'Source Sans Pro', Arial, sans-serif"/>
  </office:font-face-decls>
  <office:automatic-styles>
    <style:style style:name="P1" style:family="paragraph" style:parent-style-name="Standard">
      <style:text-properties officeooo:rsid="0006641f" officeooo:paragraph-rsid="0006641f"/>
    </style:style>
    <style:style style:name="P2" style:family="paragraph" style:parent-style-name="Standard">
      <style:text-properties officeooo:paragraph-rsid="00302551"/>
    </style:style>
    <style:style style:name="P3" style:family="paragraph" style:parent-style-name="Standard">
      <style:text-properties officeooo:rsid="00303b07" officeooo:paragraph-rsid="00303b07"/>
    </style:style>
    <style:style style:name="P4" style:family="paragraph" style:parent-style-name="Standard">
      <style:text-properties officeooo:paragraph-rsid="00303b07"/>
    </style:style>
    <style:style style:name="P5" style:family="paragraph" style:parent-style-name="Standard">
      <style:text-properties fo:font-weight="bold" officeooo:rsid="0006641f" officeooo:paragraph-rsid="0006641f" style:font-weight-asian="bold" style:font-weight-complex="bold"/>
    </style:style>
    <style:style style:name="P6" style:family="paragraph" style:parent-style-name="Standard">
      <style:text-properties fo:font-weight="bold" officeooo:rsid="00303b07" officeooo:paragraph-rsid="00303b07" style:font-weight-asian="bold" style:font-weight-complex="bold"/>
    </style:style>
    <style:style style:name="P7" style:family="paragraph" style:parent-style-name="Text_20_body">
      <style:text-properties officeooo:paragraph-rsid="003233e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233ee" style:font-weight-asian="bold" style:font-weight-complex="bold"/>
    </style:style>
    <style:style style:name="T3" style:family="text">
      <style:text-properties officeooo:rsid="00302551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302551"/>
    </style:style>
    <style:style style:name="T6" style:family="text">
      <style:text-properties style:text-position="super 58%" officeooo:rsid="00303b07"/>
    </style:style>
    <style:style style:name="T7" style:family="text">
      <style:text-properties style:text-position="super 58%" fo:font-weight="bold" style:font-weight-asian="bold" style:font-weight-complex="bold"/>
    </style:style>
    <style:style style:name="T8" style:family="text">
      <style:text-properties style:text-position="sub 58%"/>
    </style:style>
    <style:style style:name="T9" style:family="text">
      <style:text-properties style:text-position="sub 58%" officeooo:rsid="00302551"/>
    </style:style>
    <style:style style:name="T10" style:family="text">
      <style:text-properties style:text-position="sub 58%" officeooo:rsid="00303b07"/>
    </style:style>
    <style:style style:name="T11" style:family="text">
      <style:text-properties style:text-position="sub 58%" fo:font-weight="bold" officeooo:rsid="00302551" style:font-weight-asian="bold" style:font-weight-complex="bold"/>
    </style:style>
    <style:style style:name="T12" style:family="text">
      <style:text-properties officeooo:rsid="00303b07"/>
    </style:style>
    <style:style style:name="T13" style:family="text">
      <style:text-properties officeooo:rsid="00318d07"/>
    </style:style>
    <style:style style:name="T14" style:family="text">
      <style:text-properties officeooo:rsid="003233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Qual dessas opções descreve melhor o aprendizado não supervisionado? </text:p>
      <text:p text:style-name="P1">Uma forma de aprendizado de máquina que encontra padrões nos dados usando apenas rótulos (y), mas sem nenhuma entrada (x). </text:p>
      <text:p text:style-name="P1">Uma forma de aprendizado de máquina que encontra padrões sem usar uma função de custo.</text:p>
      <text:p text:style-name="P1">Uma forma de aprendizado de máquina que encontra padrões usando dados rotulados (x, y) </text:p>
      <text:p text:style-name="P5">Uma forma de aprendizado de máquina que encontra padrões usando dados não rotulados (x). </text:p>
      <text:p text:style-name="P5"><text:tab/>Correto</text:p>
      <text:p text:style-name="Text_20_body"><text:tab/>O aprendizado não supervisionado usa dados não rotulados. Os exemplos de treinamento não têm alvos <text:tab/><text:span text:style-name="T14">r</text:span>ótulos "y". Lembre-se do exemplo da camiseta. Os dados eram altura e peso, mas não havia um tamanho-<text:tab/>alvo.</text:p>
      <text:p text:style-name="P2"><text:span text:style-name="T3">2. </text:span>Quais dessas afirmações são verdadeiras sobre o K-means? Marque todas as que se aplicam.</text:p>
      <text:p text:style-name="P7">O número de variáveis de atribuição de cluster c<text:span text:style-name="T5">(i)</text:span> é igual ao número de exemplos de treinamento.<text:line-break/><text:span text:style-name="T1">Se cada exemplo x for um vetor de 5 números, então cada centroide de cluster μ</text:span><text:span text:style-name="T11">k</text:span><text:span text:style-name="T1"> também será um vetor de 5 números.<text:line-break/><text:tab/>Correto<text:line-break/><text:tab/></text:span>A dimensão do site μk​ corresponde à dimensão dos exemplos. <text:line-break/><text:span text:style-name="T1">Se </text:span><text:span text:style-name="T2">você</text:span><text:span text:style-name="T1"> estiver executando o K-means com K=3 clusters, então cada c</text:span><text:span text:style-name="T7">(i)</text:span><text:span text:style-name="T1"> deve ser 1, 2 ou 3.<text:line-break/><text:tab/>Correto<text:line-break/><text:tab/></text:span>c(i) descreve a qual centroide o exemplo(i) é atribuído. Se K=3, então c(i) seria um de 1,2 ou 3, supondo <text:tab/>que a contagem comece em 1.</text:p>
      <text:p text:style-name="P7">O número de centroides de cluster μ<text:span text:style-name="T8">k</text:span> é igual ao número de exemplos.</text:p>
      <text:p text:style-name="P3">3. Você executa o K-means 100 vezes com diferentes inicializações. Como <text:span text:style-name="T14">você</text:span> <text:s/>deve escolher entre as 100 soluções resultantes?</text:p>
      <text:p text:style-name="P3">Faça a média de todas as 100 soluções juntas. </text:p>
      <text:p text:style-name="P3">Escolha aleatoriamente - esse era o objetivo da inicialização aleatória.</text:p>
      <text:p text:style-name="P6">Escolha a que tiver o menor custo J</text:p>
      <text:p text:style-name="P6"><text:tab/>Correto</text:p>
      <text:p text:style-name="Text_20_body"><text:tab/>O K-means pode chegar a soluções diferentes dependendo da inicialização. Depois de executar tentativas <text:tab/>repetidas, escolha a solução com o menor custo.<text:line-break/><text:span text:style-name="T12">Escolha a última (ou seja, a 100ª inicialização aleatória) porque o K-means sempre melhora com o tempo</text:span></text:p>
      <text:p text:style-name="P3"/>
      <text:p text:style-name="P4"><text:span text:style-name="T12">4. Você executa o K-means e calcula o valor da função de custo J(c</text:span><text:span text:style-name="T6">(1)</text:span><text:span text:style-name="T12">,…,c</text:span><text:span text:style-name="T6">(m)</text:span><text:span text:style-name="T12">,μ</text:span><text:span text:style-name="T10">1</text:span><text:span text:style-name="T12">,…,μ</text:span><text:span text:style-name="T10">K</text:span><text:span text:style-name="T12">) após cada iteração. Qual das seguintes afirmações deve ser verdadeira? </text:span></text:p>
      <text:p text:style-name="Text_20_body">Não há função de custo para o algoritmo K-means.<text:line-break/>O custo pode ser maior ou menor do que o custo da iteração anterior, mas diminui a longo prazo.<text:line-break/>Como o K-means tenta maximizar o custo, o custo é sempre maior ou igual ao custo da iteração anterior.<text:line-break/><text:span text:style-name="T1">O custo diminuirá ou permanecerá o mesmo após cada iteração.</text:span></text:p>
      <text:p text:style-name="P3"><text:span text:style-name="T13">5. <text:s/></text:span>No K-means, o método do cotovelo é um método para </text:p>
      <text:p text:style-name="P3">Escolha o número máximo de exemplos para cada cluster</text:p>
      <text:p text:style-name="P3">Escolher o melhor número de amostras no conjunto de dados</text:p>
      <text:p text:style-name="P3">Escolha a melhor inicialização aleatória</text:p>
      <text:p text:style-name="P6">Escolha o número de clusters K</text:p>
      <text:p text:style-name="P6"><text:tab/>Correto</text:p>
      <text:p text:style-name="Text_20_body"><text:tab/>O método do cotovelo traça um gráfico entre o número de clusters K e a função de custo. A "curvatura" <text:tab/>na curva de custo pode sugerir um valor natural para K. Observe que esse recurso pode não existir ou ser <text:tab/>significativo em alguns conjuntos de dados.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Sans Pro" svg:font-family="'Source Sans Pro'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95cm" fo:margin-bottom="0.811cm" fo:margin-left="1.191cm" fo:margin-right="0.69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6T12:12:28.053439692</meta:creation-date>
    <dc:date>2024-01-18T18:31:54.678047247</dc:date>
    <meta:editing-duration>PT3H6M2S</meta:editing-duration>
    <meta:editing-cycles>48</meta:editing-cycles>
    <meta:generator>LibreOffice/7.3.7.2$Linux_X86_64 LibreOffice_project/30$Build-2</meta:generator>
    <meta:document-statistic meta:table-count="0" meta:image-count="0" meta:object-count="0" meta:page-count="1" meta:paragraph-count="25" meta:word-count="437" meta:character-count="2852" meta:non-whitespace-character-count="2144"/>
  </office:meta>
</office:document-meta>
</file>